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77a08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8fd19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11434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77a08" officeooo:paragraph-rsid="00077a08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78f6f" officeooo:paragraph-rsid="00078f6f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0c4f16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2pt" fo:font-style="normal" officeooo:rsid="00104ab0" officeooo:paragraph-rsid="00104ab0" style:font-size-asian="12pt" style:font-style-asian="normal" style:font-size-complex="12pt" style:font-style-complex="normal"/>
    </style:style>
    <style:style style:name="T1" style:family="text">
      <style:text-properties officeooo:rsid="00077a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8f6f"/>
    </style:style>
    <style:style style:name="T4" style:family="text">
      <style:text-properties fo:font-weight="normal" officeooo:rsid="00111434" style:font-weight-asian="normal" style:font-weight-complex="normal"/>
    </style:style>
    <style:style style:name="T5" style:family="text">
      <style:text-properties fo:font-weight="normal" officeooo:rsid="00078f6f" style:font-weight-asian="normal" style:font-weight-complex="normal"/>
    </style:style>
    <style:style style:name="T6" style:family="text">
      <style:text-properties fo:font-weight="normal" officeooo:rsid="00104ab0" style:font-weight-asian="normal" style:font-weight-complex="normal"/>
    </style:style>
    <style:style style:name="T7" style:family="text">
      <style:text-properties fo:font-size="12pt" fo:font-style="normal" officeooo:rsid="00078f6f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0c4f16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0e93ff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04ab0" style:font-size-asian="12pt" style:font-style-asian="normal" style:font-size-complex="12pt" style:font-style-complex="normal"/>
    </style:style>
    <style:style style:name="T11" style:family="text">
      <style:text-properties officeooo:rsid="000c0b7c"/>
    </style:style>
    <style:style style:name="T12" style:family="text">
      <style:text-properties officeooo:rsid="00111434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joshigautam/OS_Review/edit/master/template.docx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joshigautam/OS_Review/delete/master/template.docx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2"/>Biometric Identification System By Lip Shape Enrique G<text:span text:style-name="T11">o</text:span>mez. Carlos M. Travieso, Juan C. Bricefio Miguel A. Ferrer Dpto de sefiales y Comunicaciones, Universidad de Las Palmas de Gran Canaria </text:p>
      <text:p text:style-name="P1"/>
      <text:p text:style-name="P1"/>
      <text:p text:style-name="P1">﻿<text:span text:style-name="T2">- Brief description of feature extraction technique proposed in paper</text:span></text:p>
      <text:p text:style-name="P7"/>
      <text:p text:style-name="P3"><text:span text:style-name="T3">This paper mainly focusses on global features for lip biometric system. <text:s/>With a </text:span><text:span text:style-name="T7">sequence of polar coordinate</text:span><text:span text:style-name="T8">s, </text:span><text:span text:style-name="T9">we have implemented the</text:span><text:span text:style-name="T7"> multi-labeled discrete hidden Markov model (HMM), </text:span><text:span text:style-name="T9">which</text:span><text:span text:style-name="T7"> has </text:span><text:span text:style-name="T9">so far </text:span><text:span text:style-name="T7">proved </text:span><text:span text:style-name="T9">to be a very successful mechanism</text:span><text:span text:style-name="T7"> for sequence pattern recognition, </text:span><text:span text:style-name="T8">has been used</text:span><text:span text:style-name="T7">. The Baum and Welch algorithm was </text:span><text:span text:style-name="T9">implemented</text:span><text:span text:style-name="T7"> for training </text:span><text:span text:style-name="T9">purposes</text:span><text:span text:style-name="T7">. A multilayer neural network (MLP) </text:span><text:span text:style-name="T10">has been </text:span><text:span text:style-name="T7">used for the geometric height and width lip envelope description. The MLP used was trained with </text:span><text:span text:style-name="T10">a </text:span><text:span text:style-name="T7">back propagation algorithm. </text:span></text:p>
      <text:p text:style-name="P8"/>
      <text:p text:style-name="P10">Once the outputs are received from both the systems. Normalization process has to been in the range of [0,1] and averaged, giving the probability of an input image belonging to that specific individual.</text:p>
      <text:p text:style-name="P1"/>
      <text:p text:style-name="P6">- Scale invariance of technique “Consistency of performance of models trained on extracted features over scale variation”</text:p>
      <text:p text:style-name="P6"/>
      <text:p text:style-name="P4"><text:span text:style-name="T6">For us to avoid a ton of signal processing looking for the lips in each picture, we assume that the people stand at a certain distance away from the digital camera. <text:s/></text:span><text:span text:style-name="T4">Detection constitutes the first step in parameterizion of the lips. <text:s/>As we have assumed the distance to be at a constant distance from the front camera of the mobile phone, the area selected in all the images is in the same position. We suppose that the lip region lies within a predefined region or a block of 230x400 pixels. </text:span><text:span text:style-name="T5">Thus, there is a compromise on the scale invariance which is a trade off for reducing the time required for signal processing.</text:span></text:p>
      <text:p text:style-name="P6"/>
      <text:p text:style-name="P6">- Orientation invariance “Consistency of performance of models trained on extracted features over orientation invariance”</text:p>
      <text:p text:style-name="P1"/>
      <text:p text:style-name="P1"><text:s/>Each time we take a person picture, we ask <text:span text:style-name="T1">them</text:span> to relax the face muscles. Obviously a discrete smile is allowed. An example of six repetition of a person <text:span text:style-name="T1">was taken for optimum results. </text:span></text:p>
      <text:p text:style-name="P1"/>
      <text:p text:style-name="P1"/>
      <text:p text:style-name="P6">- Lighting robustness </text:p>
      <text:p text:style-name="P6"><text:tab/>“Consistency of performance of models trained on extracted features over lighting variation”</text:p>
      <text:p text:style-name="P2"/>
      <text:p text:style-name="P4"><text:span text:style-name="T12">Often times, we make use of an image transform to easily detect the lip or mouth from a face picture. This image transform being used must highlight the lip region in order to make the shape extraction an easier job. The image transform consist of a linear combination of red (R), green (G), and blue (B) matrixes that form the image. These three matrices are used to form the transformed image of the lip.</text:span> The transformed image It is obtained as follows: </text:p>
      <text:p text:style-name="P2"/>
      <text:p text:style-name="P2"><text:tab/><text:tab/><text:tab/><text:tab/><text:tab/>It=R+G-Cte*B </text:p>
      <text:p text:style-name="P2"/>
      <text:p text:style-name="P2">Although Cte=<text:span text:style-name="T1">5 is suggested</text:span>, we have used Cte=6 . This value achieves greater robustness against facial hair and illumination. which were the main problems found. </text:p>
      <text:p text:style-name="P1"/>
      <text:p text:style-name="P1"/>
      <text:p text:style-name="P1"><text:soft-page-break/></text:p>
      <text:p text:style-name="P6">- Temporal permanence </text:p>
      <text:p text:style-name="P6"><text:tab/>“Consistency of performance of models trained on extracted features over time”</text:p>
      <text:p text:style-name="P9"/>
      <text:p text:style-name="P1"/>
      <text:p text:style-name="P6">- Use of local/global features </text:p>
      <text:p text:style-name="P1"><text:tab/><text:span text:style-name="T2">“Specify whether local or global features are used. Both used is preferred”</text:span></text:p>
      <text:p text:style-name="P1"/>
      <text:p text:style-name="P5">This method makes use of global features. Once the mouth shape has been extracted two kinds of features are used: <text:s/>the first builds a features sequence from the polar coordinates of the envelope, and the second features vector are samples of the lip envelope height and widt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2:53:35.085000000</meta:creation-date>
    <dc:date>2019-11-08T03:49:02.717000000</dc:date>
    <meta:editing-duration>PT12M3S</meta:editing-duration>
    <meta:editing-cycles>5</meta:editing-cycles>
    <meta:generator>LibreOffice/6.2.2.2$Windows_X86_64 LibreOffice_project/2b840030fec2aae0fd2658d8d4f9548af4e3518d</meta:generator>
    <meta:document-statistic meta:table-count="0" meta:image-count="0" meta:object-count="0" meta:page-count="2" meta:paragraph-count="18" meta:word-count="534" meta:character-count="3279" meta:non-whitespace-character-count="2739"/>
  </office:meta>
</office:document-meta>
</file>